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d281e" draw:fill-color="#ffd7d7" draw:textarea-horizontal-align="justify" draw:textarea-vertical-align="middle" draw:auto-grow-height="false" fo:min-height="1.414cm" fo:min-width="1.164cm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2.292cm" fo:min-width="3.219cm"/>
    </style:style>
    <style:style style:name="gr3" style:family="graphic" style:parent-style-name="standard">
      <style:graphic-properties draw:fill-color="#dde8cb" draw:textarea-horizontal-align="justify" draw:textarea-vertical-align="middle" draw:auto-grow-height="false" fo:min-height="2.292cm" fo:min-width="3.2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-color="#ffd7d7"/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dde8cb"/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048cm" svg:height="3.048cm" svg:x="12.43cm" svg:y="4.556cm">
          <text:p/>
          <draw:enhanced-geometry svg:viewBox="0 0 21600 21600" draw:path-stretchpoint-x="10800" draw:path-stretchpoint-y="10800" draw:text-areas="?f0 ?f0 ?f1 ?f2" draw:type="quad-bevel" draw:modifiers="4907.49185667752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4.318cm" svg:height="3.81cm" svg:x="2.905cm" svg:y="1.473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3" draw:layer="layout" svg:width="4.318cm" svg:height="3.81cm" svg:x="3.032cm" svg:y="6.842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4" draw:text-style-name="P5" draw:layer="layout" svg:width="3.918cm" svg:height="2.132cm" svg:x="2.905cm" svg:y="2.17cm">
          <draw:text-box>
            <text:p text:style-name="P4"><text:span text:style-name="T1">Sākotnējais</text:span></text:p>
            <text:p text:style-name="P4"><text:span text:style-name="T1">ziņojums</text:span></text:p>
            <text:p text:style-name="P4"><text:span text:style-name="T1">(piem. virkne)</text:span></text:p>
          </draw:text-box>
        </draw:frame>
        <draw:frame draw:style-name="gr4" draw:text-style-name="P5" draw:layer="layout" svg:width="3.237cm" svg:height="1.505cm" svg:x="3.351cm" svg:y="7.877cm">
          <draw:text-box>
            <text:p text:style-name="P4"><text:span text:style-name="T1">Atspiestais</text:span></text:p>
            <text:p text:style-name="P4"><text:span text:style-name="T1">ziņojums</text:span></text:p>
          </draw:text-box>
        </draw:frame>
        <draw:frame draw:style-name="gr4" draw:text-style-name="P5" draw:layer="layout" svg:width="3.266cm" svg:height="1.505cm" svg:x="12.847cm" svg:y="7.623cm">
          <draw:text-box>
            <text:p text:style-name="P4"><text:span text:style-name="T1">Saspiestie </text:span></text:p>
            <text:p text:style-name="P4"><text:span text:style-name="T1">dati</text:span></text:p>
          </draw:text-box>
        </draw:frame>
        <draw:connector draw:style-name="gr5" draw:text-style-name="P6" draw:layer="layout" draw:type="line" svg:x1="7.223cm" svg:y1="3.378cm" svg:x2="13.954cm" svg:y2="4.556cm" draw:start-shape="id1" draw:start-glue-point="7" draw:end-shape="id2" svg:d="M7223 3378l6731 1178" svg:viewBox="0 0 6732 1179">
          <text:p/>
        </draw:connector>
        <draw:line draw:style-name="gr5" draw:text-style-name="P6" draw:layer="layout" svg:x1="14.081cm" svg:y1="7.604cm" svg:x2="7.477cm" svg:y2="8.874cm">
          <text:p/>
        </draw:line>
        <draw:frame draw:style-name="gr4" draw:text-style-name="P8" draw:layer="layout" svg:width="4.126cm" svg:height="1.673cm" svg:x="8.62cm" svg:y="2.016cm">
          <draw:text-box>
            <text:p text:style-name="P7">Saspiešanas</text:p>
            <text:p text:style-name="P7">algoritms</text:p>
          </draw:text-box>
        </draw:frame>
        <draw:frame draw:style-name="gr4" draw:text-style-name="P8" draw:layer="layout" svg:width="3.952cm" svg:height="1.673cm" svg:x="8.747cm" svg:y="8.549cm">
          <draw:text-box>
            <text:p text:style-name="P7">Atspiešanas</text:p>
            <text:p text:style-name="P7">algoritm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8-02T14:20:14.343000000</meta:creation-date>
    <dc:date>2020-08-02T14:29:51.205000000</dc:date>
    <meta:editing-duration>PT9M37S</meta:editing-duration>
    <meta:editing-cycles>1</meta:editing-cycles>
    <meta:document-statistic meta:object-count="10"/>
    <meta:generator>LibreOffice/6.3.2.2$Windows_X86_64 LibreOffice_project/98b30e735bda24bc04ab42594c85f7fd8be07b9c</meta:generator>
  </office:meta>
</office:document-meta>
</file>